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1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  <table:table-cell office:value-type="string">
            <text:p>x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style-name="Default" office:value-type="float" office:value="1928.337">
            <text:p>1928,34</text:p>
          </table:table-cell>
          <table:table-cell table:style-name="Default" office:value-type="float" office:value="0.023">
            <text:p>0,02</text:p>
          </table:table-cell>
          <table:table-cell office:value-type="float" office:value="0.729">
            <text:p>0,73</text:p>
          </table:table-cell>
          <table:table-cell table:number-columns-repeated="8"/>
          <table:table-cell office:value-type="string">
            <text:p>¯</text:p>
          </table:table-cell>
          <table:table-cell table:number-columns-repeated="7"/>
          <table:table-cell office:value-type="string">
            <text:p>σ</text:p>
          </table:table-cell>
          <table:table-cell table:number-columns-repeated="4"/>
          <table:table-cell office:value-type="string">
            <text:p>σ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5"/>
          <table:table-cell office:value-type="string">
            <text:p>¯</text:p>
          </table:table-cell>
          <table:table-cell table:number-columns-repeated="4"/>
          <table:table-cell office:value-type="string">
            <text:p>δ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929.772">
            <text:p>1929,772</text:p>
          </table:table-cell>
          <table:table-cell office:value-type="float" office:value="0.0176">
            <text:p>0,018</text:p>
          </table:table-cell>
          <table:table-cell office:value-type="float" office:value="0.1761">
            <text:p>0,18</text:p>
          </table:table-cell>
          <table:table-cell office:value-type="float" office:value="0.3">
            <text:p>0,3</text:p>
          </table:table-cell>
          <table:table-cell/>
          <table:table-cell table:formula="oooc:=ABS([.D6]-[.$D$4])/SQRT([.E6]^2+[.$E$4]^2)" office:value-type="float" office:value="49.5487891147902">
            <text:p>49,55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6]+100" office:value-type="float" office:value="150">
            <text:p>150</text:p>
          </table:table-cell>
          <table:table-cell office:value-type="float" office:value="1929.259">
            <text:p>1929,259</text:p>
          </table:table-cell>
          <table:table-cell office:value-type="float" office:value="0.0139">
            <text:p>0,014</text:p>
          </table:table-cell>
          <table:table-cell office:value-type="float" office:value="0.1393">
            <text:p>0,14</text:p>
          </table:table-cell>
          <table:table-cell office:value-type="float" office:value="0.3">
            <text:p>0,3</text:p>
          </table:table-cell>
          <table:table-cell/>
          <table:table-cell table:formula="oooc:=ABS([.D7]-[.$D$4])/SQRT([.E7]^2+[.$E$4]^2)" office:value-type="float" office:value="34.3082978895864">
            <text:p>34,3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7]+100" office:value-type="float" office:value="250">
            <text:p>250</text:p>
          </table:table-cell>
          <table:table-cell office:value-type="float" office:value="1928.843">
            <text:p>1928,843</text:p>
          </table:table-cell>
          <table:table-cell office:value-type="float" office:value="0.021">
            <text:p>0,021</text:p>
          </table:table-cell>
          <table:table-cell office:value-type="float" office:value="0.2104">
            <text:p>0,21</text:p>
          </table:table-cell>
          <table:table-cell office:value-type="float" office:value="0.25">
            <text:p>0,25</text:p>
          </table:table-cell>
          <table:table-cell/>
          <table:table-cell table:formula="oooc:=ABS([.D8]-[.$D$4])/SQRT([.E8]^2+[.$E$4]^2)" office:value-type="float" office:value="16.2466808664215">
            <text:p>16,25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8]+100" office:value-type="float" office:value="350">
            <text:p>350</text:p>
          </table:table-cell>
          <table:table-cell office:value-type="float" office:value="1928.516">
            <text:p>1928,516</text:p>
          </table:table-cell>
          <table:table-cell office:value-type="float" office:value="0.0105">
            <text:p>0,011</text:p>
          </table:table-cell>
          <table:table-cell office:value-type="float" office:value="0.1046">
            <text:p>0,1</text:p>
          </table:table-cell>
          <table:table-cell office:value-type="float" office:value="0.2">
            <text:p>0,2</text:p>
          </table:table-cell>
          <table:table-cell/>
          <table:table-cell table:formula="oooc:=ABS([.D9]-[.$D$4])/SQRT([.E9]^2+[.$E$4]^2)" office:value-type="float" office:value="7.07974576919837">
            <text:p>7,0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9]+100" office:value-type="float" office:value="450">
            <text:p>450</text:p>
          </table:table-cell>
          <table:table-cell office:value-type="float" office:value="1928.251">
            <text:p>1928,251</text:p>
          </table:table-cell>
          <table:table-cell office:value-type="float" office:value="0.0078">
            <text:p>0,008</text:p>
          </table:table-cell>
          <table:table-cell office:value-type="float" office:value="0.078">
            <text:p>0,08</text:p>
          </table:table-cell>
          <table:table-cell office:value-type="float" office:value="0.2">
            <text:p>0,2</text:p>
          </table:table-cell>
          <table:table-cell/>
          <table:table-cell table:formula="oooc:=ABS([.D10]-[.$D$4])/SQRT([.E10]^2+[.$E$4]^2)" office:value-type="float" office:value="3.54104414338393">
            <text:p>3,54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10]+100" office:value-type="float" office:value="550">
            <text:p>550</text:p>
          </table:table-cell>
          <table:table-cell office:value-type="float" office:value="1928.048">
            <text:p>1928,048</text:p>
          </table:table-cell>
          <table:table-cell office:value-type="float" office:value="0.0094">
            <text:p>0,009</text:p>
          </table:table-cell>
          <table:table-cell office:value-type="float" office:value="0.0943">
            <text:p>0,09</text:p>
          </table:table-cell>
          <table:table-cell office:value-type="float" office:value="0.15">
            <text:p>0,15</text:p>
          </table:table-cell>
          <table:table-cell/>
          <table:table-cell table:formula="oooc:=ABS([.D11]-[.$D$4])/SQRT([.E11]^2+[.$E$4]^2)" office:value-type="float" office:value="11.6313091523761">
            <text:p>11,6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11]+100" office:value-type="float" office:value="650">
            <text:p>650</text:p>
          </table:table-cell>
          <table:table-cell office:value-type="float" office:value="1927.892">
            <text:p>1927,892</text:p>
          </table:table-cell>
          <table:table-cell office:value-type="float" office:value="0.0074">
            <text:p>0,007</text:p>
          </table:table-cell>
          <table:table-cell office:value-type="float" office:value="0.0744">
            <text:p>0,07</text:p>
          </table:table-cell>
          <table:table-cell office:value-type="float" office:value="0.2">
            <text:p>0,2</text:p>
          </table:table-cell>
          <table:table-cell/>
          <table:table-cell table:formula="oooc:=ABS([.D12]-[.$D$4])/SQRT([.E12]^2+[.$E$4]^2)" office:value-type="float" office:value="18.418015934123">
            <text:p>18,42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12]+100" office:value-type="float" office:value="750">
            <text:p>750</text:p>
          </table:table-cell>
          <table:table-cell office:value-type="float" office:value="1927.747">
            <text:p>1927,747</text:p>
          </table:table-cell>
          <table:table-cell office:value-type="float" office:value="0.0087">
            <text:p>0,009</text:p>
          </table:table-cell>
          <table:table-cell office:value-type="float" office:value="0.0865">
            <text:p>0,09</text:p>
          </table:table-cell>
          <table:table-cell office:value-type="float" office:value="0.2">
            <text:p>0,2</text:p>
          </table:table-cell>
          <table:table-cell/>
          <table:table-cell table:formula="oooc:=ABS([.D13]-[.$D$4])/SQRT([.E13]^2+[.$E$4]^2)" office:value-type="float" office:value="23.99305880099">
            <text:p>23,9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13]+100" office:value-type="float" office:value="850">
            <text:p>850</text:p>
          </table:table-cell>
          <table:table-cell office:value-type="float" office:value="1927.595">
            <text:p>1927,595</text:p>
          </table:table-cell>
          <table:table-cell office:value-type="float" office:value="0.0075">
            <text:p>0,008</text:p>
          </table:table-cell>
          <table:table-cell office:value-type="float" office:value="0.0753">
            <text:p>0,08</text:p>
          </table:table-cell>
          <table:table-cell office:value-type="float" office:value="0.15">
            <text:p>0,15</text:p>
          </table:table-cell>
          <table:table-cell/>
          <table:table-cell table:formula="oooc:=ABS([.D14]-[.$D$4])/SQRT([.E14]^2+[.$E$4]^2)" office:value-type="float" office:value="30.6713713432705">
            <text:p>30,6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ooc:=[.C14]+100" office:value-type="float" office:value="950">
            <text:p>950</text:p>
          </table:table-cell>
          <table:table-cell office:value-type="float" office:value="1927.4449">
            <text:p>1927,445</text:p>
          </table:table-cell>
          <table:table-cell office:value-type="float" office:value="0.0105">
            <text:p>0,011</text:p>
          </table:table-cell>
          <table:table-cell office:value-type="float" office:value="0.1054">
            <text:p>0,11</text:p>
          </table:table-cell>
          <table:table-cell office:value-type="float" office:value="0.302">
            <text:p>0,3</text:p>
          </table:table-cell>
          <table:table-cell/>
          <table:table-cell table:formula="oooc:=ABS([.D15]-[.$D$4])/SQRT([.E15]^2+[.$E$4]^2)" office:value-type="float" office:value="35.2840290541843">
            <text:p>35,28</text:p>
          </table:table-cell>
          <table:table-cell table:number-columns-repeated="2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8">28/01/2008</text:date>, <text:time>15.43.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28T15:16:36</meta:creation-date>
    <dc:date>2008-01-28T15:43:09</dc:date>
    <meta:editing-cycles>4</meta:editing-cycles>
    <meta:editing-duration>PT26M0S</meta:editing-duration>
    <meta:user-defined meta:name="Info 1"/>
    <meta:user-defined meta:name="Info 2"/>
    <meta:user-defined meta:name="Info 3"/>
    <meta:user-defined meta:name="Info 4"/>
    <meta:document-statistic meta:table-count="3" meta:cell-count="70"/>
  </office:meta>
</office:document-meta>
</file>